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72cm" fo:min-width="3.532cm"/>
    </style:style>
    <style:style style:name="gr2" style:family="graphic" style:parent-style-name="standard">
      <style:graphic-properties draw:textarea-horizontal-align="justify" draw:textarea-vertical-align="middle" draw:auto-grow-height="false" fo:min-height="2.45cm" fo:min-width="7cm"/>
    </style:style>
    <style:style style:name="gr3" style:family="graphic" style:parent-style-name="standard">
      <style:graphic-properties draw:textarea-horizontal-align="justify" draw:textarea-vertical-align="middle" draw:auto-grow-height="false" fo:min-height="1.198cm" fo:min-width="4.852cm"/>
    </style:style>
    <style:style style:name="gr4" style:family="graphic" style:parent-style-name="standard">
      <style:graphic-properties draw:textarea-horizontal-align="justify" draw:textarea-vertical-align="middle" draw:auto-grow-height="false" fo:min-height="1.95cm" fo:min-width="5cm"/>
    </style:style>
    <style:style style:name="gr5" style:family="graphic" style:parent-style-name="standard">
      <style:graphic-properties draw:textarea-horizontal-align="justify" draw:textarea-vertical-align="middle" draw:auto-grow-height="false" fo:min-height="1.65cm" fo:min-width="2.25cm"/>
    </style:style>
    <style:style style:name="gr6" style:family="graphic" style:parent-style-name="standard">
      <style:graphic-properties draw:textarea-horizontal-align="justify" draw:textarea-vertical-align="middle" draw:auto-grow-height="false" fo:min-height="2.368cm" fo:min-width="3.53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5.7cm" svg:height="3cm" svg:x="8.1cm" svg:y="1.8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7.5cm" svg:height="2.7cm" svg:x="7.3cm" svg:y="6.3cm">
          <text:p text:style-name="P1">N := 12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8.5cm" svg:height="2.3cm" svg:x="7.1cm" svg:y="11.2cm">
          <text:p text:style-name="P1">Wpisz 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5" draw:id="id5" draw:layer="layout" svg:width="5.5cm" svg:height="2.2cm" svg:x="1.3cm" svg:y="13.6cm">
          <text:p text:style-name="P1">n := n+6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5.5cm" svg:height="3.8cm" svg:x="8.6cm" svg:y="15.7cm">
          <text:p text:style-name="P1">n&lt;10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6" draw:id="id6" draw:layer="layout" svg:width="5.7cm" svg:height="3.7cm" svg:x="8.5cm" svg:y="22.8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10.95cm" svg:y1="4.8cm" svg:x2="11.05cm" svg:y2="6.3cm" draw:start-shape="id1" draw:start-glue-point="8" draw:end-shape="id2" svg:d="M10950 4800l100 1500" svg:viewBox="0 0 101 1501">
          <text:p/>
        </draw:connector>
        <draw:connector draw:style-name="gr7" draw:text-style-name="P2" xml:id="id7" draw:id="id7" draw:layer="layout" draw:type="line" svg:x1="11.05cm" svg:y1="9cm" svg:x2="11.35cm" svg:y2="11.2cm" draw:start-shape="id2" draw:start-glue-point="2" draw:end-shape="id3" draw:end-glue-point="5" svg:d="M11050 9000l300 2200" svg:viewBox="0 0 301 2201">
          <text:p/>
        </draw:connector>
        <draw:connector draw:style-name="gr8" draw:text-style-name="P2" draw:layer="layout" draw:type="line" svg:x1="8.6cm" svg:y1="17.6cm" svg:x2="4.05cm" svg:y2="15.8cm" draw:start-shape="id4" draw:start-glue-point="5" draw:end-shape="id5" draw:end-glue-point="2" svg:d="M8600 17600l-4550-1800" svg:viewBox="0 0 4551 1801">
          <text:p text:style-name="P1">TAK</text:p>
        </draw:connector>
        <draw:connector draw:style-name="gr7" draw:text-style-name="P2" draw:layer="layout" draw:type="line" svg:x1="11.35cm" svg:y1="13.5cm" svg:x2="11.35cm" svg:y2="15.7cm" draw:start-shape="id3" draw:start-glue-point="8" draw:end-shape="id4" svg:d="M11350 13500v2200" svg:viewBox="0 0 1 2201">
          <text:p/>
        </draw:connector>
        <draw:connector draw:style-name="gr8" draw:text-style-name="P2" draw:layer="layout" draw:type="line" svg:x1="11.35cm" svg:y1="19.5cm" svg:x2="11.35cm" svg:y2="22.8cm" draw:start-shape="id4" draw:start-glue-point="6" draw:end-shape="id6" svg:d="M11350 19500v3300" svg:viewBox="0 0 1 3301">
          <text:p text:style-name="P1">NIE</text:p>
        </draw:connector>
        <draw:connector draw:style-name="gr7" draw:text-style-name="P2" draw:layer="layout" draw:line-skew="-2.3cm" svg:x1="4.05cm" svg:y1="13.6cm" svg:x2="11.2cm" svg:y2="10.1cm" draw:start-shape="id5" draw:start-glue-point="0" draw:end-shape="id7" draw:end-glue-point="0" svg:d="M4050 13600v-3500h7150" svg:viewBox="0 0 7151 3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9T15:44:25.432000000</meta:creation-date>
    <dc:date>2017-10-09T16:06:35.681000000</dc:date>
    <meta:editing-duration>PT1M7S</meta:editing-duration>
    <meta:editing-cycles>1</meta:editing-cycles>
    <meta:document-statistic meta:object-count="12"/>
    <meta:generator>LibreOffice/5.2.2.2$Windows_X86_64 LibreOffice_project/8f96e87c890bf8fa77463cd4b640a2312823f3ad</meta:generator>
  </office:meta>
</office:document-meta>
</file>